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officeooo:rsid="0002ac4c" officeooo:paragraph-rsid="0002ac4c" style:font-size-asian="15pt" style:font-size-complex="15pt"/>
    </style:style>
    <style:style style:name="P2" style:family="paragraph" style:parent-style-name="Standard">
      <style:paragraph-properties fo:text-align="start" style:justify-single-word="false"/>
      <style:text-properties fo:font-size="15pt" officeooo:rsid="0002ac4c" officeooo:paragraph-rsid="0002ac4c" style:font-size-asian="15pt" style:font-size-complex="1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p 2 traitement <text:s/>de données </text:p>
      <text:p text:style-name="P1"/>
      <text:p text:style-name="P2">notre objectif dans ce tp est de faire les moyennes journalières et annuelles de la <text:s/>consommation en France ainsi que la moyenne annuelle du taux de co2 et la moyenne annuelle de la consommation nucléaire.</text:p>
      <text:p text:style-name="P2"/>
      <text:p text:style-name="P2">Cela pourrait alors nous permettre d’observer et ou de justifier un taux de co2 et une consommation/consommation nucléaire plus forte en fonction de la période de l’année.</text:p>
      <text:p text:style-name="P2"/>
      <text:p text:style-name="P2"/>
      <text:p text:style-name="P2"/>
      <text:p text:style-name="P2"/>
      <text:p text:style-name="P2"/>
      <text:p text:style-name="P1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1T11:51:46.306462155</meta:creation-date>
    <dc:date>2023-12-11T12:04:10.921905729</dc:date>
    <meta:editing-duration>PT4S</meta:editing-duration>
    <meta:editing-cycles>1</meta:editing-cycles>
    <meta:document-statistic meta:table-count="0" meta:image-count="0" meta:object-count="0" meta:page-count="1" meta:paragraph-count="3" meta:word-count="67" meta:character-count="404" meta:non-whitespace-character-count="337"/>
    <meta:generator>LibreOffice/7.3.7.2$Linux_X86_64 LibreOffice_project/30$Build-2</meta:generator>
  </office:meta>
</office:document-meta>
</file>